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AEEF3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AEEF3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AEEF3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AEEF3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4895833333333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專兼任教師國籍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1" table:number-columns-repeated="16371" table:default-cell-style-name="ce1"/>
        <table:table-row table:style-name="ro1">
          <table:table-cell office:value-type="string" table:number-columns-spanned="14" table:number-rows-spanned="1" table:style-name="ce4">
            <text:p>2015年專兼任教師人數, 按國籍別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" table:number-rows-spanned="2" table:style-name="ce10">
            <text:p>國籍</text:p>
          </table:table-cell>
          <table:table-cell office:value-type="string" table:number-columns-spanned="7" table:number-rows-spanned="1" table:style-name="ce10">
            <text:p>專任</text:p>
          </table:table-cell>
          <table:covered-table-cell table:number-columns-repeated="6"/>
          <table:table-cell office:value-type="string" table:number-columns-spanned="5" table:number-rows-spanned="1" table:style-name="ce10">
            <text:p>兼任</text:p>
          </table:table-cell>
          <table:covered-table-cell table:number-columns-repeated="4"/>
          <table:table-cell office:value-type="string" table:number-columns-spanned="1" table:number-rows-spanned="2" table:style-name="ce10">
            <text:p>總計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軍護教師</text:p>
          </table:table-cell>
          <table:table-cell office:value-type="string" table:style-name="ce2">
            <text:p>助教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小計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style-name="ce3">
            <text:p>中華民國</text:p>
          </table:table-cell>
          <table:table-cell office:value-type="float" office:value="377" table:style-name="ce3">
            <text:p>377</text:p>
          </table:table-cell>
          <table:table-cell office:value-type="float" office:value="156" table:style-name="ce3">
            <text:p>156</text:p>
          </table:table-cell>
          <table:table-cell office:value-type="float" office:value="126" table:style-name="ce3">
            <text:p>126</text:p>
          </table:table-cell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681" table:style-name="ce3">
            <text:p>681</text:p>
          </table:table-cell>
          <table:table-cell office:value-type="float" office:value="50" table:style-name="ce3">
            <text:p>50</text:p>
          </table:table-cell>
          <table:table-cell office:value-type="float" office:value="34" table:style-name="ce3">
            <text:p>34</text:p>
          </table:table-cell>
          <table:table-cell office:value-type="float" office:value="83" table:style-name="ce3">
            <text:p>83</text:p>
          </table:table-cell>
          <table:table-cell office:value-type="float" office:value="84" table:style-name="ce3">
            <text:p>84</text:p>
          </table:table-cell>
          <table:table-cell office:value-type="float" office:value="251" table:style-name="ce3">
            <text:p>251</text:p>
          </table:table-cell>
          <table:table-cell office:value-type="float" office:value="932" table:style-name="ce3">
            <text:p>932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以色列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日本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7" table:style-name="ce3">
            <text:p>7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南韓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馬來西亞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5" table:style-name="ce3"/>
          <table:table-cell office:value-type="float" office:value="3" table:style-name="ce3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新加坡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奧地利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法國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義大利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波蘭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葡萄牙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英國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烏克蘭</text:p>
          </table:table-cell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加拿大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美國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17" table:style-name="ce3">
            <text:p>17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香港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澳門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3">
            <text:p>中國大陸</text:p>
          </table:table-cell>
          <table:table-cell table:number-columns-repeated="6" table:style-name="ce3"/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7-04T07:13:02Z</meta:creation-date>
    <dc:date>2016-08-24T13:21:10Z</dc:date>
    <meta:print-date>2016-08-24T13:21:00Z</meta:print-date>
  </office:meta>
</office:document-meta>
</file>